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72.96pt"/>
    </style:style>
    <style:style style:name="co16" style:family="table-column">
      <style:table-column-properties fo:break-before="auto" style:column-width="1416.76pt"/>
    </style:style>
    <style:style style:name="co17" style:family="table-column">
      <style:table-column-properties fo:break-before="auto" style:column-width="78.29pt"/>
    </style:style>
    <style:style style:name="co1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81.89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96.41pt"/>
    </style:style>
    <style:style style:name="co8" style:family="table-column">
      <style:table-column-properties fo:break-before="auto" style:column-width="137.51pt"/>
    </style:style>
    <style:style style:name="co9" style:family="table-column">
      <style:table-column-properties fo:break-before="auto" style:column-width="99.69pt"/>
    </style:style>
    <style:style style:name="co10" style:family="table-column">
      <style:table-column-properties fo:break-before="auto" style:column-width="49.86pt"/>
    </style:style>
    <style:style style:name="co11" style:family="table-column">
      <style:table-column-properties fo:break-before="auto" style:column-width="63.16pt"/>
    </style:style>
    <style:style style:name="co12" style:family="table-column">
      <style:table-column-properties fo:break-before="auto" style:column-width="57.26pt"/>
    </style:style>
    <style:style style:name="co13" style:family="table-column">
      <style:table-column-properties fo:break-before="auto" style:column-width="17.29pt"/>
    </style:style>
    <style:style style:name="co18" style:family="table-column">
      <style:table-column-properties fo:break-before="auto" style:column-width="45.69pt"/>
    </style:style>
    <style:style style:name="co19" style:family="table-column">
      <style:table-column-properties fo:break-before="auto" style:column-width="57.06pt"/>
    </style:style>
    <style:style style:name="co20" style:family="table-column">
      <style:table-column-properties fo:break-before="auto" style:column-width="87.45pt"/>
    </style:style>
    <style:style style:name="co21" style:family="table-column">
      <style:table-column-properties fo:break-before="auto" style:column-width="522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24.61pt" fo:break-before="auto" style:use-optimal-row-height="true"/>
    </style:style>
    <style:style style:name="ro7" style:family="table-row">
      <style:table-row-properties style:row-height="180.54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ta2" style:family="table" style:master-page-name="PageStyle_5f_Filters">
      <style:table-properties table:display="true" style:writing-mode="lr-tb"/>
    </style:style>
    <style:style style:name="ta3" style:family="table" style:master-page-name="PageStyle_5f_Lis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="0.06pt solid #000000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wrap-option="wrap" fo:border="0.06pt solid #000000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2" style:family="table-cell" style:parent-style-name="Default">
      <style:table-cell-properties fo:wrap-option="wrap" fo:border="0.06pt solid #000000" style:vertical-align="top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3" style:family="table-cell" style:parent-style-name="Default" style:data-style-name="N104">
      <style:table-cell-properties fo:wrap-option="wrap" fo:border="0.06pt solid #000000" style:vertical-align="top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4" style:family="table-cell" style:parent-style-name="Default">
      <style:table-cell-properties fo:wrap-option="wrap" fo:border="0.06pt solid #000000" style:vertical-align="middle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15" style:family="table-cell" style:parent-style-name="Default">
      <style:table-cell-properties fo:wrap-option="wrap" fo:border="0.06pt solid #000000"/>
      <style:map style:condition="is-true-formula(ISBLANK([.$L5]))" style:apply-style-name="Text" style:base-cell-address="List.A5"/>
      <style:map style:condition="is-true-formula([.$L5]=1)" style:apply-style-name="Good" style:base-cell-address="List.A5"/>
      <style:map style:condition="is-true-formula([.$L5]=0)" style:apply-style-name="Bad" style:base-cell-address="List.A5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default-cell-style-name="Default"/>
        <table:table-column table:style-name="co21" table:default-cell-style-name="ce9"/>
        <table:table-column table:style-name="co14" table:number-columns-repeated="1011" table:default-cell-style-name="Default"/>
        <table:table-row table:style-name="ro1">
          <table:table-cell office:value-type="string" calcext:value-type="string">
            <text:p>List of MCUs selection: 143 items. Database version: Wed Dec 09 12:22:40 EST 20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m:</text:p>
          </table:table-cell>
          <table:table-cell/>
          <table:table-cell table:formula="of:=SUM([.L5:.L147])"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Part No</text:p>
          </table:table-cell>
          <table:table-cell table:style-name="ce6" office:value-type="string" calcext:value-type="string">
            <text:p>Reference</text:p>
          </table:table-cell>
          <table:table-cell table:style-name="ce6" office:value-type="string" calcext:value-type="string">
            <text:p>Marketing Status</text:p>
          </table:table-cell>
          <table:table-cell table:style-name="ce6" office:value-type="string" calcext:value-type="string">
            <text:p>Unit Price for 10kU (US$)</text:p>
          </table:table-cell>
          <table:table-cell table:style-name="ce6" office:value-type="string" calcext:value-type="string">
            <text:p>Board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Flash</text:p>
          </table:table-cell>
          <table:table-cell table:style-name="ce6" office:value-type="string" calcext:value-type="string">
            <text:p>RAM</text:p>
          </table:table-cell>
          <table:table-cell table:style-name="ce6" office:value-type="string" calcext:value-type="string">
            <text:p>IO</text:p>
          </table:table-cell>
          <table:table-cell table:style-name="ce6" office:value-type="string" calcext:value-type="string">
            <text:p>Freq.</text:p>
          </table:table-cell>
          <table:table-cell table:style-name="ce6" office:value-type="string" calcext:value-type="string">
            <text:p>DES/TDES</text:p>
          </table:table-cell>
          <table:table-cell table:style-name="ce1" office:value-type="string" calcext:value-type="string">
            <text:p>Pin compatible?</text:p>
          </table:table-cell>
          <table:table-cell table:style-name="ce10" office:value-type="string" calcext:value-type="string">
            <text:p>Notes</text:p>
          </table:table-cell>
          <table:table-cell table:style-name="ce1" table:number-columns-repeated="1011"/>
        </table:table-row>
        <table:table-row table:style-name="ro2">
          <table:table-cell table:style-name="ce3" office:value-type="string" calcext:value-type="string">
            <text:p>STM32F030C6</text:p>
          </table:table-cell>
          <table:table-cell table:style-name="ce3" office:value-type="string" calcext:value-type="string">
            <text:p>STM32F03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5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F030C8</text:p>
          </table:table-cell>
          <table:table-cell table:style-name="ce3" office:value-type="string" calcext:value-type="string">
            <text:p>STM32F030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72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Pin 35: “VSS on F103 becomes “PF6” on F030 (unusable as GPIO); </text:p>
            <text:p>Pin 36: “VDD” on F103 becomes “PF7” on F030 (unusable as GPIO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30CC</text:p>
          </table:table-cell>
          <table:table-cell table:style-name="ce3" office:value-type="string" calcext:value-type="string">
            <text:p>STM32F030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30 (requires shorting resistor/solder blob on R2); </text:p>
            <text:p>Pin 10: “PA0-WKUP” on F103 becomes “PA0” on F030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31C4</text:p>
          </table:table-cell>
          <table:table-cell table:style-name="ce3" office:value-type="string" calcext:value-type="string">
            <text:p>STM32F03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31C6</text:p>
          </table:table-cell>
          <table:table-cell table:style-name="ce3" office:value-type="string" calcext:value-type="string">
            <text:p>STM32F03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1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31 (loss of wake-up pin; no hardware changes required); </text:p>
            <text:p>Pin 35: “VSS on F103 becomes “PF6” on F031 (unusable as GPIO); </text:p>
            <text:p>Pin 36: “VDD” on F103 becomes “PF7” on F031 (unusable as GPIO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38C6</text:p>
          </table:table-cell>
          <table:table-cell table:style-name="ce3" office:value-type="string" calcext:value-type="string">
            <text:p>STM32F038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1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20: “PB2” on F103 becomes “NPOR” on F038 (requires external device to manage power-on reset)</text:p>
            <text:p>Pin 35: “VSS on F103 becomes “PF6” on F038 (unusable as GPIO); </text:p>
            <text:p>Pin 36: “VDD” on F103 becomes “PF7” on F038 (unusable as GPIO); </text:p>
            <text:p>No BOOT1; No USB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42C4</text:p>
          </table:table-cell>
          <table:table-cell table:style-name="ce3" office:value-type="string" calcext:value-type="string">
            <text:p>STM32F042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5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4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42C6</text:p>
          </table:table-cell>
          <table:table-cell table:style-name="ce3" office:value-type="string" calcext:value-type="string">
            <text:p>STM32F042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4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51C4</text:p>
          </table:table-cell>
          <table:table-cell table:style-name="ce3" office:value-type="string" calcext:value-type="string">
            <text:p>STM32F05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1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51C6</text:p>
          </table:table-cell>
          <table:table-cell table:style-name="ce3" office:value-type="string" calcext:value-type="string">
            <text:p>STM32F05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5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051C8</text:p>
          </table:table-cell>
          <table:table-cell table:style-name="ce3" office:value-type="string" calcext:value-type="string">
            <text:p>STM32F05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4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51 (loss of wake-up pin; no hardware changes required); </text:p>
            <text:p>Pin 35: “VSS on F103 becomes “PF6” on F051 (unusable as GPIO); </text:p>
            <text:p>Pin 36: “VDD” on F103 becomes “PF7” on F051 (unusable as GPIO); </text:p>
            <text:p>No BOOT1; No USB; No JTAG; No SWO 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70C6</text:p>
          </table:table-cell>
          <table:table-cell table:style-name="ce3" office:value-type="string" calcext:value-type="string">
            <text:p>STM32F07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73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70 (requires shorting resistor/solder blob on R2); </text:p>
            <text:p>Pin 10: “PA0-WKUP” on F103 becomes “PA0” on F070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70CB</text:p>
          </table:table-cell>
          <table:table-cell table:style-name="ce3" office:value-type="string" calcext:value-type="string">
            <text:p>STM32F070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95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F070 (requires shorting resistor/solder blob on R2); </text:p>
            <text:p>Pin 10: “PA0-WKUP” on F103 becomes “PA0” on F070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71C8</text:p>
          </table:table-cell>
          <table:table-cell table:style-name="ce3" office:value-type="string" calcext:value-type="string">
            <text:p>STM32F07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9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7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71CB</text:p>
          </table:table-cell>
          <table:table-cell table:style-name="ce3" office:value-type="string" calcext:value-type="string">
            <text:p>STM32F07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6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7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72C8</text:p>
          </table:table-cell>
          <table:table-cell table:style-name="ce3" office:value-type="string" calcext:value-type="string">
            <text:p>STM32F07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4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7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72CB</text:p>
          </table:table-cell>
          <table:table-cell table:style-name="ce3" office:value-type="string" calcext:value-type="string">
            <text:p>STM32F07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1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72 (loss of wake-up pin; no hardware changes required); </text:p>
            <text:p>No BOOT1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78CB</text:p>
          </table:table-cell>
          <table:table-cell table:style-name="ce3" office:value-type="string" calcext:value-type="string">
            <text:p>STM32F078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1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10: “PA0-WKUP” on F103 becomes “PA0” on F078 (loss of wake-up pin; no hardware changes required); </text:p>
            <text:p>Pin 20: “PB2” on F103 becomes “NPOR” on F038 (requires external device to manage power-on reset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91CB</text:p>
          </table:table-cell>
          <table:table-cell table:style-name="ce3" office:value-type="string" calcext:value-type="string">
            <text:p>STM32F09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8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9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F091CC</text:p>
          </table:table-cell>
          <table:table-cell table:style-name="ce3" office:value-type="string" calcext:value-type="string">
            <text:p>STM32F091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0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” on F091 (loss of wake-up pin; no hardware changes required); </text:p>
            <text:p>No BOOT1; No USB; No JTAG; No SWO 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098CC</text:p>
          </table:table-cell>
          <table:table-cell table:style-name="ce3" office:value-type="string" calcext:value-type="string">
            <text:p>STM32F098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0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10: “PA0-WKUP” on F103 becomes “PA0” on F098 (loss of wake-up pin; no hardware changes required); </text:p>
            <text:p>Pin 20: “PB2” on F103 becomes “NPOR” on F038 (requires external device to manage power-on reset); </text:p>
            <text:p>No BOOT1; No USB; No JTAG; No SWO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0C4</text:p>
          </table:table-cell>
          <table:table-cell table:style-name="ce3" office:value-type="string" calcext:value-type="string">
            <text:p>STM32F100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27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0C6</text:p>
          </table:table-cell>
          <table:table-cell table:style-name="ce3" office:value-type="string" calcext:value-type="string">
            <text:p>STM32F10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0C8</text:p>
          </table:table-cell>
          <table:table-cell table:style-name="ce3" office:value-type="string" calcext:value-type="string">
            <text:p>STM32F100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2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0CB</text:p>
          </table:table-cell>
          <table:table-cell table:style-name="ce3" office:value-type="string" calcext:value-type="string">
            <text:p>STM32F100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8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2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1C4</text:p>
          </table:table-cell>
          <table:table-cell table:style-name="ce3" office:value-type="string" calcext:value-type="string">
            <text:p>STM32F10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1C6</text:p>
          </table:table-cell>
          <table:table-cell table:style-name="ce3" office:value-type="string" calcext:value-type="string">
            <text:p>STM32F10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3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1C8</text:p>
          </table:table-cell>
          <table:table-cell table:style-name="ce3" office:value-type="string" calcext:value-type="string">
            <text:p>STM32F10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8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1CB</text:p>
          </table:table-cell>
          <table:table-cell table:style-name="ce3" office:value-type="string" calcext:value-type="string">
            <text:p>STM32F10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2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6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2C4</text:p>
          </table:table-cell>
          <table:table-cell table:style-name="ce3" office:value-type="string" calcext:value-type="string">
            <text:p>STM32F102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0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2C6</text:p>
          </table:table-cell>
          <table:table-cell table:style-name="ce3" office:value-type="string" calcext:value-type="string">
            <text:p>STM32F102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1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2C8</text:p>
          </table:table-cell>
          <table:table-cell table:style-name="ce3" office:value-type="string" calcext:value-type="string">
            <text:p>STM32F10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3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2CB</text:p>
          </table:table-cell>
          <table:table-cell table:style-name="ce3" office:value-type="string" calcext:value-type="string">
            <text:p>STM32F10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6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48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3C4</text:p>
          </table:table-cell>
          <table:table-cell table:style-name="ce3" office:value-type="string" calcext:value-type="string">
            <text:p>STM32F103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7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3C6</text:p>
          </table:table-cell>
          <table:table-cell table:style-name="ce3" office:value-type="string" calcext:value-type="string">
            <text:p>STM32F103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1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3C8</text:p>
          </table:table-cell>
          <table:table-cell table:style-name="ce3" office:value-type="string" calcext:value-type="string">
            <text:p>STM32F10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9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1">
          <table:table-cell table:style-name="ce3" office:value-type="string" calcext:value-type="string">
            <text:p>STM32F103CB</text:p>
          </table:table-cell>
          <table:table-cell table:style-name="ce3" office:value-type="string" calcext:value-type="string">
            <text:p>STM32F10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3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/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1C6</text:p>
          </table:table-cell>
          <table:table-cell table:style-name="ce3" office:value-type="string" calcext:value-type="string">
            <text:p>STM32F30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9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1 (unusable as VREF-); </text:p>
            <text:p>Pin 10: “PA0-WKUP” on F103 becomes “PA0” on F30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1C8</text:p>
          </table:table-cell>
          <table:table-cell table:style-name="ce3" office:value-type="string" calcext:value-type="string">
            <text:p>STM32F30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6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in 8: “VSS” on F103 becomes “VSS/VREF-” on F301 (unusable as VREF-); </text:p>
            <text:p>Pin 10: “PA0-WKUP” on F103 becomes “PA0” on F30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2C6</text:p>
          </table:table-cell>
          <table:table-cell table:style-name="ce3" office:value-type="string" calcext:value-type="string">
            <text:p>STM32F302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1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2C8</text:p>
          </table:table-cell>
          <table:table-cell table:style-name="ce3" office:value-type="string" calcext:value-type="string">
            <text:p>STM32F30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8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2CB</text:p>
          </table:table-cell>
          <table:table-cell table:style-name="ce3" office:value-type="string" calcext:value-type="string">
            <text:p>STM32F30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2CC</text:p>
          </table:table-cell>
          <table:table-cell table:style-name="ce3" office:value-type="string" calcext:value-type="string">
            <text:p>STM32F302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8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2 (unusable as VREF-);</text:p>
            <text:p>Pin 10: “PA0-WKUP” on F103 becomes “PA0” on F302 (loss of wake-up pin; no hardware changes required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03C6</text:p>
          </table:table-cell>
          <table:table-cell table:style-name="ce3" office:value-type="string" calcext:value-type="string">
            <text:p>STM32F303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3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3 (unusable as VREF-); </text:p>
            <text:p>Pin 9: “VSS” on F103 becomes “VDD/VREF+” on F303 (unusable as VREF+); </text:p>
            <text:p>Pin 10: “PA0-WKUP” on F103 becomes “PA0” on F303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03C8</text:p>
          </table:table-cell>
          <table:table-cell table:style-name="ce3" office:value-type="string" calcext:value-type="string">
            <text:p>STM32F30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0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3 (unusable as VREF-); </text:p>
            <text:p>Pin 9: “VSS” on F103 becomes “VDD/VREF+” on F303 (unusable as VREF+); </text:p>
            <text:p>Pin 10: “PA0-WKUP” on F103 becomes “PA0” on F303 (loss of wake-up pin; no hardware changes required); </text:p>
            <text:p>No BOOT1; No USB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3CB</text:p>
          </table:table-cell>
          <table:table-cell table:style-name="ce3" office:value-type="string" calcext:value-type="string">
            <text:p>STM32F30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1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3 (unusable as VREF-);</text:p>
            <text:p>Pin 10: “PA0-WKUP” on F103 becomes “PA0” on F303 (loss of wake-up pin; no hardware changes required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F303CC</text:p>
          </table:table-cell>
          <table:table-cell table:style-name="ce3" office:value-type="string" calcext:value-type="string">
            <text:p>STM32F30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5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4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03 (unusable as VREF-);</text:p>
            <text:p>Pin 10: “PA0-WKUP” on F103 becomes “PA0” on F303 (loss of wake-up pin; no hardware changes required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18C8</text:p>
          </table:table-cell>
          <table:table-cell table:style-name="ce3" office:value-type="string" calcext:value-type="string">
            <text:p>STM32F318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6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Pin 8: “VSS” on F103 becomes “VSS/VREF-” on F318 (unusable as VREF-); </text:p>
            <text:p>Pin 10: “PA0-WKUP” on F103 becomes “PA0” on F0318 (loss of wake-up pin; no hardware changes required); </text:p>
            <text:p>Pin 20: “PB2” on F103 becomes “NPOR” on F318 (requires external device to manage power-on reset); </text:p>
            <text:p>No BOOT1; No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F328C8</text:p>
          </table:table-cell>
          <table:table-cell table:style-name="ce3" office:value-type="string" calcext:value-type="string">
            <text:p>STM32F328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8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28 (unusable as VREF-); </text:p>
            <text:p>Pin 9: “VSS” on F103 becomes “VDD/VREF+” on F328 (unusable as VREF+); </text:p>
            <text:p>Pin 10: “PA0-WKUP” on F103 becomes “PA0” on F328 (loss of wake-up pin; no hardware changes required); </text:p>
            <text:p>Pin 20: “PB2” on F103 becomes “NPOR” on F328 (requires external device to manage power-on reset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34C4</text:p>
          </table:table-cell>
          <table:table-cell table:style-name="ce3" office:value-type="string" calcext:value-type="string">
            <text:p>STM32F334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5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34C6</text:p>
          </table:table-cell>
          <table:table-cell table:style-name="ce3" office:value-type="string" calcext:value-type="string">
            <text:p>STM32F334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F334C8</text:p>
          </table:table-cell>
          <table:table-cell table:style-name="ce3" office:value-type="string" calcext:value-type="string">
            <text:p>STM32F334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14</text:p>
          </table:table-cell>
          <table:table-cell table:style-name="ce3" office:value-type="string" calcext:value-type="string">
            <text:p>32F3348DISCOVERY</text:p>
          </table:table-cell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F334 (unusable as VREF-); </text:p>
            <text:p>Pin 9: “VSS” on F103 becomes “VDD/VREF+” on F334 (unusable as VREF+);</text:p>
            <text:p>Pin 10: “PA0-WKUP” on F103 becomes “PA0” on F334 (loss of wake-up pin; no hardware changes required); </text:p>
            <text:p>No BOOT1; No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F358CC</text:p>
          </table:table-cell>
          <table:table-cell table:style-name="ce3" office:value-type="string" calcext:value-type="string">
            <text:p>STM32F358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8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48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58 (unusable as VREF-); </text:p>
            <text:p>Pin 9: “VSS” on F103 becomes “VDD/VREF+” on F358 (unusable as VREF+); </text:p>
            <text:p>Pin 10: “PA0-WKUP” on F103 becomes “PA0” on F358 (loss of wake-up pin; no hardware changes required); </text:p>
            <text:p>Pin 20: “PB2” on F103 becomes “NPOR” on F358 (requires external device to manage power-on reset); </text:p>
            <text:p>No BOOT1; No USB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TM32F373C8</text:p>
          </table:table-cell>
          <table:table-cell table:style-name="ce3" office:value-type="string" calcext:value-type="string">
            <text:p>STM32F37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18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TM32F373CB</text:p>
          </table:table-cell>
          <table:table-cell table:style-name="ce3" office:value-type="string" calcext:value-type="string">
            <text:p>STM32F37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34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4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STM32F373CC</text:p>
          </table:table-cell>
          <table:table-cell table:style-name="ce3" office:value-type="string" calcext:value-type="string">
            <text:p>STM32F37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69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73 (unusable as VREF-); </text:p>
            <text:p>Pin 9: “VSS” on F103 becomes “VDD/VREF+” on F373 (unusable as VREF+); </text:p>
            <text:p>Pin 10: “PA0-WKUP” on F103 becomes “PA0” on F373 (loss of wake-up pin; no hardware changes required); </text:p>
            <text:p>Pin 17: “PA7” on F103 becomes “VDD” on F373 (possibly requires jumper wire); </text:p>
            <text:p>Pin 23: “VSS” on F103 becomes “VSSSD/VREFSD-” on F373 (unusable as VREFSD-); </text:p>
            <text:p>Pin 24: “VDD” on F103 becomes “VDDSD” on F373 (VDDSD is tied to VDD); </text:p>
            <text:p>Pin 25: “PB12” on F103 becomes “VREFSD+” on F373 (no degradation); </text:p>
            <text:p>Pin 26: “PB13” on F103 becomes “PB14” on F373 (no degradation); </text:p>
            <text:p>Pin 27: “PB14” on F103 becomes “PB15” on F373 (no degradation); </text:p>
            <text:p>Pin 28: “PB15” on F103 becomes “PD8” on F373 (no degradation); </text:p>
            <text:p>No BOOT1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STM32F378CC</text:p>
          </table:table-cell>
          <table:table-cell table:style-name="ce3" office:value-type="string" calcext:value-type="string">
            <text:p>STM32F378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69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7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378 (unusable as VREF-); </text:p>
            <text:p>Pin 9: “VSS” on F103 becomes “VDD/VREF+” on F378 (unusable as VREF+);</text:p>
            <text:p>Pin 10: “PA0-WKUP” on F103 becomes “PA0” on F378 (loss of wake-up pin; no hardware changes required); </text:p>
            <text:p>Pin 17: “PA7” on F103 becomes “VDD” on F373 (possibly requires jumper wire); </text:p>
            <text:p>Pin 20: “PB2” on F103 becomes “NPOR” on F378 (requires external device to manage power-on reset); </text:p>
            <text:p>Pin 21: “PB10” on F103 becomes “PE8” on F378 (no degradation); </text:p>
            <text:p>Pin 22: “PB11” on F103 becomes “PE9” on F378 (no degradation); </text:p>
            <text:p>Pin 23: “VSS” on F103 becomes “VSSSD/VREFSD-” on F378 (unusable as VREFSD-); </text:p>
            <text:p>Pin 24: “VDD” on F103 becomes “VDDSD” on F378 (VDDSD is tied to VDD); </text:p>
            <text:p>Pin 25: “PB12” on F103 becomes “VREFSD+” on F378 (no degradation); </text:p>
            <text:p>Pin 26: “PB13” on F103 becomes “PB14” on F378 (no degradation); </text:p>
            <text:p>Pin 27: “PB14” on F103 becomes “PB15” on F378 (no degradation); </text:p>
            <text:p>Pin 28: “PB15” on F103 becomes “PD8” on F378 (no degradation); </text:p>
            <text:p>Pin 35: “VSS on F103 becomes “PF6” on F378 (unusable as GPIO); </text:p>
            <text:p>Pin 36: “VDD” on F103 becomes “PF7” on F378 (unusable as GPIO);</text:p>
            <text:p>No BOOT1; No USB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TM32F410CB</text:p>
          </table:table-cell>
          <table:table-cell table:style-name="ce3" office:value-type="string" calcext:value-type="string">
            <text:p>STM32F410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7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10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Pin 8: “VSS” on F103 becomes “VSS/VREF-” on F410 (unusable as VREF-); </text:p>
            <text:p>Pin 9: “VSS” on F103 becomes “VDD/VREF+” on F410 (unusable as VREF+);</text:p>
            <text:p>Pin 22: “PB10” on F103 becomes “VCAP_1” on F410 (requires external capacitor); </text:p>
            <text:p>Pin 46: “PB9” on F103 becomes “VSS” on F410 (possibly required jumper wire); </text:p>
            <text:p>Pin 47: “VSS” on F103 becomes “PDR_ON” on F410 (Power supply supervisor permanently turned off; requires external supervisor);</text:p>
            <text:p>No USB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0C6</text:p>
          </table:table-cell>
          <table:table-cell table:style-name="ce3" office:value-type="string" calcext:value-type="string">
            <text:p>STM32G03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56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 table:number-columns-spanned="1" table:number-rows-spanned="27">
            <text:p>Near as I can tell, all of the STM32G-series MCUs map the SWD pins (SWDIO/SWCLK) to pins 35/36 instead of pins 34/37, making them unsuitable for this breakout board (in addition to any other issues that might exist)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0C8</text:p>
          </table:table-cell>
          <table:table-cell table:style-name="ce3" office:value-type="string" calcext:value-type="string">
            <text:p>STM32G030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5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1C4</text:p>
          </table:table-cell>
          <table:table-cell table:style-name="ce3" office:value-type="string" calcext:value-type="string">
            <text:p>STM32G03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85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1C6</text:p>
          </table:table-cell>
          <table:table-cell table:style-name="ce3" office:value-type="string" calcext:value-type="string">
            <text:p>STM32G03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89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31C8</text:p>
          </table:table-cell>
          <table:table-cell table:style-name="ce3" office:value-type="string" calcext:value-type="string">
            <text:p>STM32G03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95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41C6</text:p>
          </table:table-cell>
          <table:table-cell table:style-name="ce3" office:value-type="string" calcext:value-type="string">
            <text:p>STM32G04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4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41C8</text:p>
          </table:table-cell>
          <table:table-cell table:style-name="ce3" office:value-type="string" calcext:value-type="string">
            <text:p>STM32G04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6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70CB</text:p>
          </table:table-cell>
          <table:table-cell table:style-name="ce3" office:value-type="string" calcext:value-type="string">
            <text:p>STM32G070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75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71C6</text:p>
          </table:table-cell>
          <table:table-cell table:style-name="ce3" office:value-type="string" calcext:value-type="string">
            <text:p>STM32G071C6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71C8</text:p>
          </table:table-cell>
          <table:table-cell table:style-name="ce3" office:value-type="string" calcext:value-type="string">
            <text:p>STM32G07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8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71CB</text:p>
          </table:table-cell>
          <table:table-cell table:style-name="ce3" office:value-type="string" calcext:value-type="string">
            <text:p>STM32G07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2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081CB</text:p>
          </table:table-cell>
          <table:table-cell table:style-name="ce3" office:value-type="string" calcext:value-type="string">
            <text:p>STM32G08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6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6 kBytes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64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31C6</text:p>
          </table:table-cell>
          <table:table-cell table:style-name="ce3" office:value-type="string" calcext:value-type="string">
            <text:p>STM32G43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3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31C8</text:p>
          </table:table-cell>
          <table:table-cell table:style-name="ce3" office:value-type="string" calcext:value-type="string">
            <text:p>STM32G43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31CB</text:p>
          </table:table-cell>
          <table:table-cell table:style-name="ce3" office:value-type="string" calcext:value-type="string">
            <text:p>STM32G43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13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41CB</text:p>
          </table:table-cell>
          <table:table-cell table:style-name="ce3" office:value-type="string" calcext:value-type="string">
            <text:p>STM32G44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1CC</text:p>
          </table:table-cell>
          <table:table-cell table:style-name="ce3" office:value-type="string" calcext:value-type="string">
            <text:p>STM32G471CC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1CE</text:p>
          </table:table-cell>
          <table:table-cell table:style-name="ce3" office:value-type="string" calcext:value-type="string">
            <text:p>STM32G471CE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3CB</text:p>
          </table:table-cell>
          <table:table-cell table:style-name="ce3" office:value-type="string" calcext:value-type="string">
            <text:p>STM32G47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46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3CC</text:p>
          </table:table-cell>
          <table:table-cell table:style-name="ce3" office:value-type="string" calcext:value-type="string">
            <text:p>STM32G47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78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3CE</text:p>
          </table:table-cell>
          <table:table-cell table:style-name="ce3" office:value-type="string" calcext:value-type="string">
            <text:p>STM32G473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34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4CB</text:p>
          </table:table-cell>
          <table:table-cell table:style-name="ce3" office:value-type="string" calcext:value-type="string">
            <text:p>STM32G474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57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4CC</text:p>
          </table:table-cell>
          <table:table-cell table:style-name="ce3" office:value-type="string" calcext:value-type="string">
            <text:p>STM32G474CC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74CE</text:p>
          </table:table-cell>
          <table:table-cell table:style-name="ce3" office:value-type="string" calcext:value-type="string">
            <text:p>STM32G474CETx</text:p>
          </table:table-cell>
          <table:table-cell table:style-name="ce3" office:value-type="string" calcext:value-type="string">
            <text:p>Proposal</text:p>
          </table:table-cell>
          <table:table-cell table:style-name="ce3" office:value-type="string" calcext:value-type="string">
            <text:p>3.45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83CE</text:p>
          </table:table-cell>
          <table:table-cell table:style-name="ce3" office:value-type="string" calcext:value-type="string">
            <text:p>STM32G483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46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484CE</text:p>
          </table:table-cell>
          <table:table-cell table:style-name="ce3" office:value-type="string" calcext:value-type="string">
            <text:p>STM32G484CETx</text:p>
          </table:table-cell>
          <table:table-cell table:style-name="ce3" office:value-type="string" calcext:value-type="string">
            <text:p>Proposal</text:p>
          </table:table-cell>
          <table:table-cell table:style-name="ce3" office:value-type="string" calcext:value-type="string">
            <text:p>3.57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STM32GBK1CB</text:p>
          </table:table-cell>
          <table:table-cell table:style-name="ce3" office:value-type="string" calcext:value-type="string">
            <text:p>STM32GBK1CBTx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17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covered-table-cell table:style-name="ce15"/>
          <table:table-cell table:number-columns-repeated="1011"/>
        </table:table-row>
        <table:table-row table:style-name="ro3">
          <table:table-cell table:style-name="ce3" office:value-type="string" calcext:value-type="string">
            <text:p>STM32L010C6</text:p>
          </table:table-cell>
          <table:table-cell table:style-name="ce3" office:value-type="string" calcext:value-type="string">
            <text:p>STM32L010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0.64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PC0” on L010 (no degradation); </text:p>
            <text:p>Pin 10: “PA0-WKUP” on F103 becomes “PA0” on L010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031C4</text:p>
          </table:table-cell>
          <table:table-cell table:style-name="ce3" office:value-type="string" calcext:value-type="string">
            <text:p>STM32L031C4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03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PC0” on L031 (no degradation); </text:p>
            <text:p>Pin 10: “PA0-WKUP” on F103 becomes “PA0” on L031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031C6</text:p>
          </table:table-cell>
          <table:table-cell table:style-name="ce3" office:value-type="string" calcext:value-type="string">
            <text:p>STM32L03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0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PC0” on L031 (no degradation); </text:p>
            <text:p>Pin 10: “PA0-WKUP” on F103 becomes “PA0” on L031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041C6</text:p>
          </table:table-cell>
          <table:table-cell table:style-name="ce3" office:value-type="string" calcext:value-type="string">
            <text:p>STM32L04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17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PC0” on L041 (no degradation); </text:p>
            <text:p>Pin 10: “PA0-WKUP” on F103 becomes “PA0” on L041 (loss of wake-up pin; no hardware changes required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1C6</text:p>
          </table:table-cell>
          <table:table-cell table:style-name="ce3" office:value-type="string" calcext:value-type="string">
            <text:p>STM32L051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21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51 (requires shorting resistor/solder blob on R2); </text:p>
            <text:p>Pin 10: “PA0-WKUP” on F103 becomes “PA0” on L051 (loss of wake-up pin; no hardware changes required); </text:p>
            <text:p>Pin 36: “VDD” on F103 becomes “VDDIO” on L05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1C8</text:p>
          </table:table-cell>
          <table:table-cell table:style-name="ce3" office:value-type="string" calcext:value-type="string">
            <text:p>STM32L05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1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51 (requires shorting resistor/solder blob on R2); </text:p>
            <text:p>Pin 10: “PA0-WKUP” on F103 becomes “PA0” on L051 (loss of wake-up pin; no hardware changes required); </text:p>
            <text:p>Pin 36: “VDD” on F103 becomes “VDDIO” on L05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2C6</text:p>
          </table:table-cell>
          <table:table-cell table:style-name="ce3" office:value-type="string" calcext:value-type="string">
            <text:p>STM32L052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7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52 (requires shorting resistor/solder blob on R2); </text:p>
            <text:p>Pin 10: “PA0-WKUP” on F103 becomes “PA0” on L052 (loss of wake-up pin; no hardware changes required); </text:p>
            <text:p>Pin 36: “VDD” on F103 becomes “VDD_USB” on L052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2C8</text:p>
          </table:table-cell>
          <table:table-cell table:style-name="ce3" office:value-type="string" calcext:value-type="string">
            <text:p>STM32L05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7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52 (requires shorting resistor/solder blob on R2); </text:p>
            <text:p>Pin 10: “PA0-WKUP” on F103 becomes “PA0” on L052 (loss of wake-up pin; no hardware changes required); </text:p>
            <text:p>Pin 36: “VDD” on F103 becomes “VDD_USB” on L052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3C6</text:p>
          </table:table-cell>
          <table:table-cell table:style-name="ce3" office:value-type="string" calcext:value-type="string">
            <text:p>STM32L053C6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9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53 (same hardware requirements, different function); </text:p>
            <text:p>Pin 10: “PA0-WKUP” on F103 becomes “PA0” on L053 (loss of wake-up pin; no hardware changes required); </text:p>
            <text:p>Pin 36: “VDD” on F103 becomes “VDD_USB” on L05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53C8</text:p>
          </table:table-cell>
          <table:table-cell table:style-name="ce3" office:value-type="string" calcext:value-type="string">
            <text:p>STM32L05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91</text:p>
          </table:table-cell>
          <table:table-cell table:style-name="ce3" office:value-type="string" calcext:value-type="string">
            <text:p>32L0538DISCOVERY</text:p>
          </table:table-cell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53 (same hardware requirements, different function); </text:p>
            <text:p>Pin 10: “PA0-WKUP” on F103 becomes “PA0” on L053 (loss of wake-up pin; no hardware changes required); </text:p>
            <text:p>Pin 36: “VDD” on F103 becomes “VDD_USB” on L05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63C8</text:p>
          </table:table-cell>
          <table:table-cell table:style-name="ce3" office:value-type="string" calcext:value-type="string">
            <text:p>STM32L063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6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8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63 (same hardware requirements, different function); </text:p>
            <text:p>Pin 10: “PA0-WKUP” on F103 becomes “PA0” on L063 (loss of wake-up pin; no hardware changes required); </text:p>
            <text:p>Pin 36: “VDD” on F103 becomes “VDD_USB” on L06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1C8</text:p>
          </table:table-cell>
          <table:table-cell table:style-name="ce3" office:value-type="string" calcext:value-type="string">
            <text:p>STM32L071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6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1CB</text:p>
          </table:table-cell>
          <table:table-cell table:style-name="ce3" office:value-type="string" calcext:value-type="string">
            <text:p>STM32L07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2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1CZ</text:p>
          </table:table-cell>
          <table:table-cell table:style-name="ce3" office:value-type="string" calcext:value-type="string">
            <text:p>STM32L071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0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1 (requires shorting resistor/solder blob on R2); </text:p>
            <text:p>Pin 10: “PA0-WKUP” on F103 becomes “PA0” on L071 (loss of wake-up pin; no hardware changes required); </text:p>
            <text:p>Pin 36: “VDD” on F103 becomes “VDDIO” on L07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2CB</text:p>
          </table:table-cell>
          <table:table-cell table:style-name="ce3" office:value-type="string" calcext:value-type="string">
            <text:p>STM32L07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8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2 (requires shorting resistor/solder blob on R2); </text:p>
            <text:p>Pin 10: “PA0-WKUP” on F103 becomes “PA0” on L072 (loss of wake-up pin; no hardware changes required); </text:p>
            <text:p>Pin 36: “VDD” on F103 becomes “VDD_USB” on L072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2CZ</text:p>
          </table:table-cell>
          <table:table-cell table:style-name="ce3" office:value-type="string" calcext:value-type="string">
            <text:p>STM32L072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6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72 (requires shorting resistor/solder blob on R2); </text:p>
            <text:p>Pin 10: “PA0-WKUP” on F103 becomes “PA0” on L072 (loss of wake-up pin; no hardware changes required); </text:p>
            <text:p>Pin 36: “VDD” on F103 becomes “VDD_USB” on L072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3CB</text:p>
          </table:table-cell>
          <table:table-cell table:style-name="ce3" office:value-type="string" calcext:value-type="string">
            <text:p>STM32L07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73 (same hardware requirements, different function); </text:p>
            <text:p>Pin 10: “PA0-WKUP” on F103 becomes “PA0” on L073 (loss of wake-up pin; no hardware changes required); </text:p>
            <text:p>Pin 36: “VDD” on F103 becomes “VDD_USB” on L07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73CZ</text:p>
          </table:table-cell>
          <table:table-cell table:style-name="ce3" office:value-type="string" calcext:value-type="string">
            <text:p>STM32L073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8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73 (same hardware requirements, different function); </text:p>
            <text:p>Pin 10: “PA0-WKUP” on F103 becomes “PA0” on L073 (loss of wake-up pin; no hardware changes required); </text:p>
            <text:p>Pin 36: “VDD” on F103 becomes “VDD_USB” on L07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81CB</text:p>
          </table:table-cell>
          <table:table-cell table:style-name="ce3" office:value-type="string" calcext:value-type="string">
            <text:p>STM32L08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6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81 (requires shorting resistor/solder blob on R2);</text:p>
            <text:p>Pin 10: “PA0-WKUP” on F103 becomes “PA0” on L081 (loss of wake-up pin; no hardware changes required); </text:p>
            <text:p>Pin 36: “VDD” on F103 becomes “VDDIO” on L08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81CZ</text:p>
          </table:table-cell>
          <table:table-cell table:style-name="ce3" office:value-type="string" calcext:value-type="string">
            <text:p>STM32L081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7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DD” on L081 (requires shorting resistor/solder blob on R2);</text:p>
            <text:p>Pin 10: “PA0-WKUP” on F103 becomes “PA0” on L081 (loss of wake-up pin; no hardware changes required); </text:p>
            <text:p>Pin 36: “VDD” on F103 becomes “VDDIO” on L081 (no degradation); </text:p>
            <text:p>No BOOT1; No USB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83CB</text:p>
          </table:table-cell>
          <table:table-cell table:style-name="ce3" office:value-type="string" calcext:value-type="string">
            <text:p>STM32L08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3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83 (same hardware requirements, different function); </text:p>
            <text:p>Pin 10: “PA0-WKUP” on F103 becomes “PA0” on L083 (loss of wake-up pin; no hardware changes required); </text:p>
            <text:p>Pin 36: “VDD” on F103 becomes “VDD_USB” on L083 (no degradation); </text:p>
            <text:p>No BOOT1; No JTAG; No SWO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083CZ</text:p>
          </table:table-cell>
          <table:table-cell table:style-name="ce3" office:value-type="string" calcext:value-type="string">
            <text:p>STM32L083CZ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5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92 kBytes</text:p>
          </table:table-cell>
          <table:table-cell table:style-name="ce3" office:value-type="string" calcext:value-type="string">
            <text:p>2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083 (same hardware requirements, different function); </text:p>
            <text:p>Pin 10: “PA0-WKUP” on F103 becomes “PA0” on L083 (loss of wake-up pin; no hardware changes required); </text:p>
            <text:p>Pin 36: “VDD” on F103 becomes “VDD_USB” on L083 (no degradation); </text:p>
            <text:p>No BOOT1; No JTAG; 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6</text:p>
          </table:table-cell>
          <table:table-cell table:style-name="ce3" office:value-type="string" calcext:value-type="string">
            <text:p>STM32L151C6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38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6-A</text:p>
          </table:table-cell>
          <table:table-cell table:style-name="ce3" office:value-type="string" calcext:value-type="string">
            <text:p>STM32L151C6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8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8</text:p>
          </table:table-cell>
          <table:table-cell table:style-name="ce3" office:value-type="string" calcext:value-type="string">
            <text:p>STM32L151C8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59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8-A</text:p>
          </table:table-cell>
          <table:table-cell table:style-name="ce3" office:value-type="string" calcext:value-type="string">
            <text:p>STM32L151C8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9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B</text:p>
          </table:table-cell>
          <table:table-cell table:style-name="ce3" office:value-type="string" calcext:value-type="string">
            <text:p>STM32L151CB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83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B-A</text:p>
          </table:table-cell>
          <table:table-cell table:style-name="ce3" office:value-type="string" calcext:value-type="string">
            <text:p>STM32L151CB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3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1CC</text:p>
          </table:table-cell>
          <table:table-cell table:style-name="ce3" office:value-type="string" calcext:value-type="string">
            <text:p>STM32L151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0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6</text:p>
          </table:table-cell>
          <table:table-cell table:style-name="ce3" office:value-type="string" calcext:value-type="string">
            <text:p>STM32L152C6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4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6-A</text:p>
          </table:table-cell>
          <table:table-cell table:style-name="ce3" office:value-type="string" calcext:value-type="string">
            <text:p>STM32L152C6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4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8</text:p>
          </table:table-cell>
          <table:table-cell table:style-name="ce3" office:value-type="string" calcext:value-type="string">
            <text:p>STM32L152C8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70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10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8-A</text:p>
          </table:table-cell>
          <table:table-cell table:style-name="ce3" office:value-type="string" calcext:value-type="string">
            <text:p>STM32L152C8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706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B</text:p>
          </table:table-cell>
          <table:table-cell table:style-name="ce3" office:value-type="string" calcext:value-type="string">
            <text:p>STM32L152CBTx</text:p>
          </table:table-cell>
          <table:table-cell table:style-name="ce3" office:value-type="string" calcext:value-type="string">
            <text:p>NRND</text:p>
          </table:table-cell>
          <table:table-cell table:style-name="ce3" office:value-type="string" calcext:value-type="string">
            <text:p>1.94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16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B-A</text:p>
          </table:table-cell>
          <table:table-cell table:style-name="ce3" office:value-type="string" calcext:value-type="string">
            <text:p>STM32L152CBTxA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94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TM32L152CC</text:p>
          </table:table-cell>
          <table:table-cell table:style-name="ce3" office:value-type="string" calcext:value-type="string">
            <text:p>STM32L152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3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32 kBytes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2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: “VBAT” on F103 becomes “VLCD” on L151 (same hardware requirements, different function); </text:p>
            <text:p>No SW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412C8</text:p>
          </table:table-cell>
          <table:table-cell table:style-name="ce3" office:value-type="string" calcext:value-type="string">
            <text:p>STM32L412C8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31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412CB</text:p>
          </table:table-cell>
          <table:table-cell table:style-name="ce3" office:value-type="string" calcext:value-type="string">
            <text:p>STM32L41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0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412CB</text:p>
          </table:table-cell>
          <table:table-cell table:style-name="ce3" office:value-type="string" calcext:value-type="string">
            <text:p>STM32L412CB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50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M32L422CB</text:p>
          </table:table-cell>
          <table:table-cell table:style-name="ce3" office:value-type="string" calcext:value-type="string">
            <text:p>STM32L422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0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4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10: “PA0-WKUP” on F103 becomes “PA0/CK_IN” on L412 (loss of wake-up pin; no hardware changes required); </text:p>
            <text:p>Pin 36: “VDD” on F103 becomes “VDD_USB” on L412 (no degradation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431CB</text:p>
          </table:table-cell>
          <table:table-cell table:style-name="ce3" office:value-type="string" calcext:value-type="string">
            <text:p>STM32L431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62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31 (unusable as VREF-); </text:p>
            <text:p>Pin 9: “VSS” on F103 becomes “VDD/VREF+” on L431 (unusable as VREF+); </text:p>
            <text:p>Pin 10: “PA0-WKUP” on F103 becomes “PA0” on L43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431CC</text:p>
          </table:table-cell>
          <table:table-cell table:style-name="ce3" office:value-type="string" calcext:value-type="string">
            <text:p>STM32L431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8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31 (unusable as VREF-); </text:p>
            <text:p>Pin 9: “VSS” on F103 becomes “VDD/VREF+” on L431 (unusable as VREF+); </text:p>
            <text:p>Pin 10: “PA0-WKUP” on F103 becomes “PA0” on L43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33CB</text:p>
          </table:table-cell>
          <table:table-cell table:style-name="ce3" office:value-type="string" calcext:value-type="string">
            <text:p>STM32L433CB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1.842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28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33 (unusable as VREF-); </text:p>
            <text:p>Pin 9: “VSS” on F103 becomes “VDD/VREF+” on L433 (unusable as VREF+); </text:p>
            <text:p>Pin 10: “PA0-WKUP” on F103 becomes “PA0” on L433 (loss of wake-up pin; no hardware changes required); </text:p>
            <text:p>Pin 36: “VDD” on F103 becomes “VDD_USB” on L433 (no degradation); </text:p>
            <text:p>No BOOT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33CC</text:p>
          </table:table-cell>
          <table:table-cell table:style-name="ce3" office:value-type="string" calcext:value-type="string">
            <text:p>STM32L43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0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33 (unusable as VREF-); </text:p>
            <text:p>Pin 9: “VSS” on F103 becomes “VDD/VREF+” on L433 (unusable as VREF+); </text:p>
            <text:p>Pin 10: “PA0-WKUP” on F103 becomes “PA0” on L433 (loss of wake-up pin; no hardware changes required); </text:p>
            <text:p>Pin 36: “VDD” on F103 becomes “VDD_USB” on L433 (no degradation); </text:p>
            <text:p>No BOOT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43CC</text:p>
          </table:table-cell>
          <table:table-cell table:style-name="ce3" office:value-type="string" calcext:value-type="string">
            <text:p>STM32L443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203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string" calcext:value-type="string">
            <text:p>64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43 (unusable as VREF-); </text:p>
            <text:p>Pin 9: “VSS” on F103 becomes “VDD/VREF+” on L443 (unusable as VREF+); </text:p>
            <text:p>Pin 10: “PA0-WKUP” on F103 becomes “PA0” on L443 (loss of wake-up pin; no hardware changes required); </text:p>
            <text:p>Pin 36: “VDD” on F103 becomes “VDD_USB” on L443 (no degradation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451CE</text:p>
          </table:table-cell>
          <table:table-cell table:style-name="ce3" office:value-type="string" calcext:value-type="string">
            <text:p>STM32L451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68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6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51 (unusable as VREF-); </text:p>
            <text:p>Pin 9: “VSS” on F103 becomes “VDD/VREF+” on L451 (unusable as VREF+); </text:p>
            <text:p>Pin 10: “PA0-WKUP” on F103 becomes “PA0” on L451 (loss of wake-up pin; no hardware changes required); </text:p>
            <text:p>No BOOT1; No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52CE</text:p>
          </table:table-cell>
          <table:table-cell table:style-name="ce3" office:value-type="string" calcext:value-type="string">
            <text:p>STM32L452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79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6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52 (unusable as VREF-); </text:p>
            <text:p>Pin 9: “VSS” on F103 becomes “VDD/VREF+” on L452 (unusable as VREF+); </text:p>
            <text:p>Pin 10: “PA0-WKUP” on F103 becomes “PA0” on L452 (loss of wake-up pin; no hardware changes required); </text:p>
            <text:p>Pin 36: “VDD” on F103 becomes “VDD_USB” on L452 (no degradation); </text:p>
            <text:p>No BOOT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62CE</text:p>
          </table:table-cell>
          <table:table-cell table:style-name="ce3" office:value-type="string" calcext:value-type="string">
            <text:p>STM32L462CETx</text:p>
          </table:table-cell>
          <table:table-cell table:style-name="ce3" office:value-type="string" calcext:value-type="string">
            <text:p>Proposal</text:p>
          </table:table-cell>
          <table:table-cell table:style-name="ce3" office:value-type="string" calcext:value-type="string">
            <text:p>2.897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16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8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62 (unusable as VREF-); </text:p>
            <text:p>Pin 9: “VSS” on F103 becomes “VDD/VREF+” on L462 (unusable as VREF+); </text:p>
            <text:p>Pin 10: “PA0-WKUP” on F103 becomes “PA0” on L462 (loss of wake-up pin; no hardware changes required); </text:p>
            <text:p>Pin 36: “VDD” on F103 becomes “VDD_USB” on L462 (no degradation); </text:p>
            <text:p>No BOOT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P5CE</text:p>
          </table:table-cell>
          <table:table-cell table:style-name="ce3" office:value-type="string" calcext:value-type="string">
            <text:p>STM32L4P5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9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P5CG</text:p>
          </table:table-cell>
          <table:table-cell table:style-name="ce3" office:value-type="string" calcext:value-type="string">
            <text:p>STM32L4P5CG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4.75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024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STM32L4P5CG</text:p>
          </table:table-cell>
          <table:table-cell table:style-name="ce3" office:value-type="string" calcext:value-type="string">
            <text:p>STM32L4P5CG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4.75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024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P5 (unusable as VREF-); </text:p>
            <text:p>Pin 9: “VSS” on F103 becomes “VDD/VREF+” on L4P5 (unusable as VREF+); </text:p>
            <text:p>Pin 10: “PA0-WKUP” on F103 becomes “PA0” on L4P5 (loss of wake-up pin; no hardware changes required); </text:p>
            <text:p>Pin 22: “PB11” on F103 becomes “VDD12” on L4P5 (no degradation); </text:p>
            <text:p>Pin 46: “PB9” on F103 becomes “VDD12” on L4P5 (no degradation); </text:p>
            <text:p>Pin 36: “VDD” on F103 becomes “VDD_USB” on L4P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Q5CG</text:p>
          </table:table-cell>
          <table:table-cell table:style-name="ce3" office:value-type="string" calcext:value-type="string">
            <text:p>STM32L4Q5CG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4.85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024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Q5 (unusable as VREF-); </text:p>
            <text:p>Pin 9: “VSS” on F103 becomes “VDD/VREF+” on L4Q5 (unusable as VREF+); </text:p>
            <text:p>Pin 10: “PA0-WKUP” on F103 becomes “PA0” on L4Q5 (loss of wake-up pin; no hardware changes required); </text:p>
            <text:p>Pin 36: “VDD” on F103 becomes “VDD_USB” on L4Q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TM32L4Q5CG</text:p>
          </table:table-cell>
          <table:table-cell table:style-name="ce3" office:value-type="string" calcext:value-type="string">
            <text:p>STM32L4Q5CG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4.858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1024 kBytes</text:p>
          </table:table-cell>
          <table:table-cell table:style-name="ce3" office:value-type="string" calcext:value-type="string">
            <text:p>320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2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4Q5 (unusable as VREF-); </text:p>
            <text:p>Pin 9: “VSS” on F103 becomes “VDD/VREF+” on L4Q5 (unusable as VREF+); </text:p>
            <text:p>Pin 10: “PA0-WKUP” on F103 becomes “PA0” on L4Q5 (loss of wake-up pin; no hardware changes required); </text:p>
            <text:p>Pin 36: “VDD” on F103 becomes “VDD_USB” on L4Q5 (no degradation); </text:p>
            <text:p>No BOOT1; Only OTG-FS (“on-the-go, full speed”) USB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552CC</text:p>
          </table:table-cell>
          <table:table-cell table:style-name="ce3" office:value-type="string" calcext:value-type="string">
            <text:p>STM32L552CC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2.714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number-columns-repeated="2" table:style-name="ce3" office:value-type="string" calcext:value-type="string">
            <text:p>25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552CE</text:p>
          </table:table-cell>
          <table:table-cell table:style-name="ce3" office:value-type="string" calcext:value-type="string">
            <text:p>STM32L552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22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No BOOT1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STM32L552CE</text:p>
          </table:table-cell>
          <table:table-cell table:style-name="ce3" office:value-type="string" calcext:value-type="string">
            <text:p>STM32L552CE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225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52 (unusable as VREF-); </text:p>
            <text:p>Pin 9: “VSS” on F103 becomes “VDD/VREF+” on L552 (unusable as VREF+); </text:p>
            <text:p>Pin 10: “PA0-WKUP” on F103 becomes “PA0” on L552 (loss of wake-up pin; no hardware changes required); </text:p>
            <text:p>Pin 22: “PB11” on F103 becomes “VDD12_1” on L562 (no degradation); </text:p>
            <text:p>Pin 46: “PB9” on F103 becomes “VDD12_2” on L462 (no degradation); </text:p>
            <text:p>No BOOT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TM32L562CE</text:p>
          </table:table-cell>
          <table:table-cell table:style-name="ce3" office:value-type="string" calcext:value-type="string">
            <text:p>STM32L562CETx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33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62 (unusable as VREF-); </text:p>
            <text:p>Pin 9: “VSS” on F103 becomes “VDD/VREF+” on L562 (unusable as VREF+); </text:p>
            <text:p>Pin 10: “PA0-WKUP” on F103 becomes “PA0” on L562 (loss of wake-up pin; no hardware changes required); </text:p>
            <text:p>No BOOT1</text:p>
          </table:table-cell>
          <table:table-cell table:number-columns-repeated="1011"/>
        </table:table-row>
        <table:table-row table:style-name="ro9">
          <table:table-cell table:style-name="ce3" office:value-type="string" calcext:value-type="string">
            <text:p>STM32L562CE</text:p>
          </table:table-cell>
          <table:table-cell table:style-name="ce3" office:value-type="string" calcext:value-type="string">
            <text:p>STM32L562CETxP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3.331</text:p>
          </table:table-cell>
          <table:table-cell table:style-name="ce3"/>
          <table:table-cell table:style-name="ce3" office:value-type="string" calcext:value-type="string">
            <text:p>LQFP48</text:p>
          </table:table-cell>
          <table:table-cell table:style-name="ce3" office:value-type="string" calcext:value-type="string">
            <text:p>512 kBytes</text:p>
          </table:table-cell>
          <table:table-cell table:style-name="ce3" office:value-type="string" calcext:value-type="string">
            <text:p>256 kBytes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10 MHz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in 8: “VSS” on F103 becomes “VSS/VREF-” on L562 (unusable as VREF-); </text:p>
            <text:p>Pin 9: “VSS” on F103 becomes “VDD/VREF+” on L562 (unusable as VREF+); </text:p>
            <text:p>Pin 10: “PA0-WKUP” on F103 becomes “PA0” on L562 (loss of wake-up pin; no hardware changes required); </text:p>
            <text:p>Pin 22: “PB11” on F103 becomes “VDD12_1” on L562 (no degradation); </text:p>
            <text:p>Pin 46: “PB9” on F103 becomes “VDD12_2” on L462 (no degradation); </text:p>
            <text:p>No BOOT1</text:p>
          </table:table-cell>
          <table:table-cell table:number-columns-repeated="1011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List.$A$1" table:cell-range-address="$List.$A$4:.$K$147"/>
        </table:named-expressions>
        <calcext:conditional-formats>
          <calcext:conditional-format calcext:target-range-address="List.A5:List.M147">
            <calcext:condition calcext:apply-style-name="Text" calcext:value="formula-is(ISBLANK([.$L5]))" calcext:base-cell-address="List.A5"/>
            <calcext:condition calcext:apply-style-name="Good" calcext:value="formula-is([.$L5]=1)" calcext:base-cell-address="List.A5"/>
            <calcext:condition calcext:apply-style-name="Bad" calcext:value="formula-is([.$L5]=0)" calcext:base-cell-address="List.A5"/>
          </calcext:conditional-format>
        </calcext:conditional-formats>
      </table:table>
      <table:table table:name="Filters" table:style-name="ta2"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4" table:number-columns-repeated="1021" table:default-cell-style-name="Default"/>
        <table:table-row table:style-name="ro1">
          <table:table-cell table:style-name="Default" office:value-type="string" calcext:value-type="string">
            <text:p>List of MCUs selection: 143 items. Database version: Wed Dec 09 12:22:40 EST 2020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User Selected</text:p>
          </table:table-cell>
          <table:table-cell table:style-name="ce6" table:number-columns-repeated="1021"/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RM Cortex-M0, ARM Cortex-M0+, ARM Cortex-M3, ARM Cortex-M4, ARM Cortex-M33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STM32F0, STM32F1, STM32F3, STM32F4, STM32G0, STM32G4, STM32L0, STM32L1, STM32L4, STM32L4+, STM32L5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TM32F3x8, STM32F100 Value Line, STM32F101, STM32F102, STM32F103, STM32F301, STM32F302, STM32F303, STM32F334, STM32F373, STM32F410, STM32F0x1, STM32F0x2, STM32F0x8, STM32F0x0 Value Line, STM32G4x1, STM32G4x3, STM32G4x4, STM32G0x1, STM32G0x0 Value line, STM32L4P5/Q5, STM32L4x1, STM32L4x2, STM32L4x3, STM32L5x2, STM32L151/152, STM32L0x1, STM32L0x2, STM32L0x3, STM32L0x0 Value Line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0.0 to 4.858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35 to 44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prom</text:p>
          </table:table-cell>
          <table:table-cell office:value-type="string" calcext:value-type="string">
            <text:p>0 to 8192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16 to 1024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4 to 32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24 to 17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 1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 16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C 1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FSD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DC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M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MPI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 C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U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TO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FD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D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M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P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 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FT 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r 16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r 3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ch Sens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stZ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CP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OTG_F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EFB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named-expressions>
          <table:named-range table:name="_xlnm._FilterDatabase" table:base-cell-address="$List.$A$1" table:cell-range-address="$Filters.$A$4:.$C$60"/>
        </table:named-expressions>
      </table:table>
      <table:named-expressions/>
      <table:database-ranges>
        <table:database-range table:name="__Anonymous_Sheet_DB__0" table:target-range-address="List.A4:List.K14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ilters.A4:Filters.C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22:10:24.679493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8:10:02</meta:creation-date>
    <meta:initial-creator>Apache POI</meta:initial-creator>
    <meta:generator>LibreOffice/6.2.7.1$Linux_X86_64 LibreOffice_project/23edc44b61b830b7d749943e020e96f5a7df63bf</meta:generator>
    <dc:date>2021-02-04T22:18:31.223133359</dc:date>
    <meta:editing-duration>PT11H27M17S</meta:editing-duration>
    <meta:editing-cycles>61</meta:editing-cycles>
    <meta:document-statistic meta:table-count="2" meta:cell-count="1872" meta:object-count="0"/>
  </office:meta>
</office:document-meta>
</file>